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173in"/>
    </style:style>
    <style:style style:name="co2" style:family="table-column">
      <style:table-column-properties fo:break-before="auto" style:column-width="1.748in"/>
    </style:style>
    <style:style style:name="co3" style:family="table-column">
      <style:table-column-properties fo:break-before="auto" style:column-width="1.6134in"/>
    </style:style>
    <style:style style:name="co4" style:family="table-column">
      <style:table-column-properties fo:break-before="auto" style:column-width="10.8165in"/>
    </style:style>
    <style:style style:name="ro1" style:family="table-row">
      <style:table-row-properties style:row-height="0.2126in" fo:break-before="auto" style:use-optimal-row-height="false"/>
    </style:style>
    <style:style style:name="ro2" style:family="table-row">
      <style:table-row-properties style:row-height="0.1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4165in"/>
    </style:style>
    <style:style style:name="ce5" style:family="table-cell" style:parent-style-name="Default">
      <style:table-cell-properties fo:background-color="#ffcc99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Mod Name:</text:p>
          </table:table-cell>
          <table:table-cell table:style-name="ce1" office:value-type="string" calcext:value-type="string">
            <text:p>Ore Name:</text:p>
          </table:table-cell>
          <table:table-cell table:style-name="ce1" office:value-type="string" calcext:value-type="string">
            <text:p>Ore Distributio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Notes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3" office:value-type="string" calcext:value-type="string">
            <text:p>Clay</text:p>
          </table:table-cell>
          <table:table-cell office:value-type="string" calcext:value-type="string">
            <text:p>Deposits (B11)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74" calcext:value-type="float">
            <text:p>74</text:p>
          </table:table-cell>
          <table:table-cell office:value-type="string" calcext:value-type="string">
            <text:p>Replaces dirt, sand, and gravel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3" office:value-type="string" calcext:value-type="string">
            <text:p>Coal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3" office:value-type="string" calcext:value-type="string">
            <text:p>Iron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3" office:value-type="string" calcext:value-type="string">
            <text:p>Gold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3" office:value-type="string" calcext:value-type="string">
            <text:p>Redstone</text:p>
          </table:table-cell>
          <table:table-cell office:value-type="string" calcext:value-type="string">
            <text:p>Vertical Veins (B12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3" office:value-type="string" calcext:value-type="string">
            <text:p>Diamond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Generated in a “kimberlite pipe,” a pipe of lava with diamond sprinkled around it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3" office:value-type="string" calcext:value-type="string">
            <text:p>Lapis Lazuli</text:p>
          </table:table-cell>
          <table:table-cell office:value-type="string" calcext:value-type="string">
            <text:p>Vertical Veins (B12)</text:p>
          </table:table-cell>
          <table:table-cell table:number-columns-repeated="2" table:style-name="ce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3" office:value-type="string" calcext:value-type="string">
            <text:p>Emerald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Only in mountain biomes. Generated around a vein of silverfish spawn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3" office:value-type="string" calcext:value-type="string">
            <text:p>Nether Quartz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Applied Energistics:</text:p>
          </table:table-cell>
          <table:table-cell table:style-name="ce3" office:value-type="string" calcext:value-type="string">
            <text:p>Certus Quartz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69" calcext:value-type="float">
            <text:p>69</text:p>
          </table:table-cell>
          <table:table-cell office:value-type="string" calcext:value-type="string">
            <text:p>Certus Quartz veins will have the occasional charged quartz sprinkled throughout them.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3" office:value-type="string" calcext:value-type="string">
            <text:p>Andesite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3" office:value-type="string" calcext:value-type="string">
            <text:p>Diorite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3" office:value-type="string" calcext:value-type="string">
            <text:p>Granite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8" calcext:value-type="float">
            <text:p>128</text:p>
          </table:table-cell>
          <table:table-cell/>
          <table:table-cell table:style-name="ce1" table:number-columns-repeated="1000"/>
          <table:table-cell table:number-columns-repeated="18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3" office:value-type="string" calcext:value-type="string">
            <text:p>Limestone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2"/>
          <table:table-cell table:style-name="ce1" table:number-columns-repeated="999"/>
          <table:table-cell table:number-columns-repeated="18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3"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This is the marble generated by Survival Industry.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3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3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72" calcext:value-type="float">
            <text:p>72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3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2" calcext:value-type="float">
            <text:p>32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3" office:value-type="string" calcext:value-type="string">
            <text:p>Nickel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8" calcext:value-type="float">
            <text:p>48</text:p>
          </table:table-cell>
          <table:table-cell office:value-type="string" calcext:value-type="string">
            <text:p>This is the nickel generated by Survival Industry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3" office:value-type="string" calcext:value-type="string">
            <text:p>Aluminum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This is the aluminum generated by Survival Industry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3" office:value-type="string" calcext:value-type="string">
            <text:p>Platinum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This is the platinum generated by Survival Industry.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3" office:value-type="string" calcext:value-type="string">
            <text:p>Apatite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184" calcext:value-type="float">
            <text:p>1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3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80" calcext:value-type="float">
            <text:p>180</text:p>
          </table:table-cell>
          <table:table-cell office:value-type="string" calcext:value-type="string">
            <text:p>This is the copper generated by Survival Industry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3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80" calcext:value-type="float">
            <text:p>180</text:p>
          </table:table-cell>
          <table:table-cell office:value-type="string" calcext:value-type="string">
            <text:p>This is the tin generated by Survival Industry.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3" office:value-type="string" calcext:value-type="string">
            <text:p>Fossils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3" office:value-type="string" calcext:value-type="string">
            <text:p>Permafrost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Pam's HarvestCraft</text:p>
          </table:table-cell>
          <table:table-cell table:style-name="ce3" office:value-type="string" calcext:value-type="string">
            <text:p>Salt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MineChem</text:p>
          </table:table-cell>
          <table:table-cell table:style-name="ce3" office:value-type="string" calcext:value-type="string">
            <text:p>Uranium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Coal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Diamond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Gold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Iron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Lapis Lazuli</text:p>
          </table:table-cell>
          <table:table-cell office:value-type="string" calcext:value-type="string">
            <text:p>Vertical Veins (B12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Redstone</text:p>
          </table:table-cell>
          <table:table-cell office:value-type="string" calcext:value-type="string">
            <text:p>Vertical Veins (B12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Emerald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Lead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Uranium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Nikolite</text:p>
          </table:table-cell>
          <table:table-cell office:value-type="string" calcext:value-type="string">
            <text:p>Vertical Veins (B12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Ruby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Peridot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Sapphire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Platinum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Nickel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Steel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Iridium</text:p>
          </table:table-cell>
          <table:table-cell office:value-type="string" calcext:value-type="string">
            <text:p>Deposits (B11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Osmium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Sulfur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Titanium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Mithril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Adamantium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Rutile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Tungsten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Amber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Tennantite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Salt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Saltpeter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3" office:value-type="string" calcext:value-type="string">
            <text:p>Magnesium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3" office:value-type="string" calcext:value-type="string">
            <text:p>Ruby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3" office:value-type="string" calcext:value-type="string">
            <text:p>Sapphire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3" office:value-type="string" calcext:value-type="string">
            <text:p>Peridot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3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64" calcext:value-type="float">
            <text:p>64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3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8" calcext:value-type="float">
            <text:p>48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3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2" calcext:value-type="float">
            <text:p>32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3" office:value-type="string" calcext:value-type="string">
            <text:p>Electrotine</text:p>
          </table:table-cell>
          <table:table-cell office:value-type="string" calcext:value-type="string">
            <text:p>Vertical Veins (B12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3"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3" office:value-type="string" calcext:value-type="string">
            <text:p>Poor Iron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3" office:value-type="string" calcext:value-type="string">
            <text:p>Poor Gold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3" office:value-type="string" calcext:value-type="string">
            <text:p>Poor Copper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63" calcext:value-type="float">
            <text:p>63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3" office:value-type="string" calcext:value-type="string">
            <text:p>Poor Tin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52" calcext:value-type="float">
            <text:p>52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3" office:value-type="string" calcext:value-type="string">
            <text:p>Poor Lead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33" calcext:value-type="float">
            <text:p>33</text:p>
          </table:table-cell>
          <table:table-cell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3" office:value-type="string" calcext:value-type="string">
            <text:p>Sulfur</text:p>
          </table:table-cell>
          <table:table-cell office:value-type="string" calcext:value-type="string">
            <text:p>Pipe Veins (B13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Lava-filled pipe veins have sulfur surrounding 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3" office:value-type="string" calcext:value-type="string">
            <text:p>Saltpeter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9" calcext:value-type="float">
            <text:p>69</text:p>
          </table:table-cell>
          <table:table-cell office:value-type="string" calcext:value-type="string">
            <text:p>Replaces sa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3" office:value-type="string" calcext:value-type="string">
            <text:p>Firestone</text:p>
          </table:table-cell>
          <table:table-cell office:value-type="string" calcext:value-type="string">
            <text:p>Deposits (B11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1" calcext:value-type="float">
            <text:p>31</text:p>
          </table:table-cell>
          <table:table-cell office:value-type="string" calcext:value-type="string">
            <text:p>Must be under a lava block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3" office:value-type="string" calcext:value-type="string">
            <text:p>Abyssal Geode</text:p>
          </table:table-cell>
          <table:table-cell office:value-type="string" calcext:value-type="string">
            <text:p>Geode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40" calcext:value-type="float">
            <text:p>40</text:p>
          </table:table-cell>
          <table:table-cell office:value-type="string" calcext:value-type="string">
            <text:p>Only spawns around the ocean Floor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4" office:value-type="string" calcext:value-type="string">
            <text:p>- Diamond</text:p>
          </table:table-cell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4" office:value-type="string" calcext:value-type="string">
            <text:p>- Emerald</text:p>
          </table:table-cell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4" office:value-type="string" calcext:value-type="string">
            <text:p>- Lapis Lazuli</text:p>
          </table:table-cell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3" office:value-type="string" calcext:value-type="string">
            <text:p>Pitchblende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4" calcext:value-type="float">
            <text:p>24</text:p>
          </table:table-cell>
          <table:table-cell office:value-type="string" calcext:value-type="string">
            <text:p>Only spawns in Mushroom Island or Water-based biome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3" office:value-type="string" calcext:value-type="string">
            <text:p>Cadmium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3" office:value-type="string" calcext:value-type="string">
            <text:p>Indium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3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0" calcext:value-type="float">
            <text:p>40</text:p>
          </table:table-cell>
          <table:table-cell office:value-type="string" calcext:value-type="string">
            <text:p>This is the silver generated by Survival Industry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3" office:value-type="string" calcext:value-type="string">
            <text:p>Calcite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3" office:value-type="string" calcext:value-type="string">
            <text:p>Magnetite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3" office:value-type="string" calcext:value-type="string">
            <text:p>End Pitchblende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3" office:value-type="string" calcext:value-type="string">
            <text:p>Ammonium Chloride</text:p>
          </table:table-cell>
          <table:table-cell office:value-type="string" calcext:value-type="string">
            <text:p>Sparse Veins (B9)</text:p>
          </table:table-cell>
          <table:table-cell table:number-columns-repeated="2" table:style-name="ce5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3" office:value-type="string" calcext:value-type="string">
            <text:p>Thorite</text:p>
          </table:table-cell>
          <table:table-cell office:value-type="string" calcext:value-type="string">
            <text:p>Sparse Veins (B9)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3" office:value-type="string" calcext:value-type="string">
            <text:p>Fluorite</text:p>
          </table:table-cell>
          <table:table-cell office:value-type="string" calcext:value-type="string">
            <text:p>Layered Veins (B10)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019"/>
        </table:table-row>
        <table:table-row table:style-name="ro1" table:number-rows-repeated="21">
          <table:table-cell/>
          <table:table-cell table:style-name="ce3"/>
          <table:table-cell/>
          <table:table-cell table:style-name="ce5" table:number-columns-repeated="2"/>
          <table:table-cell table:number-columns-repeated="1019"/>
        </table:table-row>
        <table:table-row table:style-name="ro1" table:number-rows-repeated="1048347">
          <table:table-cell table:number-columns-repeated="1024"/>
        </table:table-row>
        <table:table-row table:style-name="ro2" table:number-rows-repeated="10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F12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9">00/00/0000</text:date>, <text:time style:data-style-name="N2" text:time-value="19:48:14.5858678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21:28:22.501085370</meta:creation-date>
    <dc:date>2015-10-19T19:48:29.008453478</dc:date>
    <meta:editing-duration>P1DT12H24M4S</meta:editing-duration>
    <meta:editing-cycles>50</meta:editing-cycles>
    <meta:generator>LibreOffice/4.2.8.2$Linux_X86_64 LibreOffice_project/420m0$Build-2</meta:generator>
    <meta:document-statistic meta:table-count="1" meta:cell-count="492" meta:object-count="0"/>
  </office:meta>
</office:document-meta>
</file>